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8.3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ef413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table:style-name="ce1" office:value-type="string" calcext:value-type="string">
            <text:p><text:s/>rank </text:p>
          </table:table-cell>
          <table:table-cell table:style-name="ce1" office:value-type="string" calcext:value-type="string">
            <text:p>event_l1_name <text:s text:c="24"/></text:p>
          </table:table-cell>
          <table:table-cell table:style-name="ce1" office:value-type="string" calcext:value-type="string">
            <text:p><text:s/>count</text:p>
          </table:table-cell>
          <table:table-cell table:number-columns-repeated="3"/>
          <table:table-cell table:style-name="ce2" office:value-type="string" calcext:value-type="string">
            <text:p><text:s/>rank </text:p>
          </table:table-cell>
          <table:table-cell table:style-name="ce2" office:value-type="string" calcext:value-type="string">
            <text:p><text:s/>c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95540" calcext:value-type="float">
            <text:p>9955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6762" calcext:value-type="float">
            <text:p>267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67542" calcext:value-type="float">
            <text:p>9675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76463" calcext:value-type="float">
            <text:p>5764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3998" calcext:value-type="float">
            <text:p>8639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5970" calcext:value-type="float">
            <text:p>59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18911" calcext:value-type="float">
            <text:p>8189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5169" calcext:value-type="float">
            <text:p>6516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35515" calcext:value-type="float">
            <text:p>23551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3965" calcext:value-type="float">
            <text:p>63965</text:p>
          </table:table-cell>
          <table:table-cell table:number-columns-repeated="2"/>
          <table:table-cell table:style-name="ce1" office:value-type="string" calcext:value-type="string">
            <text:p><text:s/>event_l1_name </text:p>
          </table:table-cell>
          <table:table-cell table:style-name="ce1" office:value-type="string" calcext:value-type="string">
            <text:p>coun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4324" calcext:value-type="float">
            <text:p>4324</text:p>
          </table:table-cell>
          <table:table-cell table:number-columns-repeated="2"/>
          <table:table-cell office:value-type="string" calcext:value-type="string">
            <text:p><text:s/>EQUITY_BTST <text:s text:c="50"/></text:p>
          </table:table-cell>
          <table:table-cell office:value-type="float" office:value="8707" calcext:value-type="float">
            <text:p>870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string" calcext:value-type="string">
            <text:p><text:s/>EQUITY_CASH <text:s text:c="50"/></text:p>
          </table:table-cell>
          <table:table-cell office:value-type="float" office:value="76575" calcext:value-type="float">
            <text:p>765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<text:s/>EQUITY_DERIVATIVES_Future <text:s text:c="36"/></text:p>
          </table:table-cell>
          <table:table-cell office:value-type="float" office:value="797029" calcext:value-type="float">
            <text:p>79702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<text:s/>EQUITY_DERIVATIVES_FuturePLUS <text:s text:c="32"/></text:p>
          </table:table-cell>
          <table:table-cell office:value-type="float" office:value="41030" calcext:value-type="float">
            <text:p>4103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147090" calcext:value-type="float">
            <text:p>14709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<text:s/>EQUITY_DERIVATIVES_Option <text:s text:c="36"/></text:p>
          </table:table-cell>
          <table:table-cell office:value-type="float" office:value="711803" calcext:value-type="float">
            <text:p>71180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4115" calcext:value-type="float">
            <text:p>4115</text:p>
          </table:table-cell>
          <table:table-cell table:number-columns-repeated="2"/>
          <table:table-cell office:value-type="string" calcext:value-type="string">
            <text:p><text:s/>EQUITY_DERIVATIVES_OptionsPLUS <text:s text:c="31"/></text:p>
          </table:table-cell>
          <table:table-cell office:value-type="float" office:value="141260" calcext:value-type="float">
            <text:p>14126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string" calcext:value-type="string">
            <text:p><text:s/>EQUITY_MARGIN <text:s text:c="48"/></text:p>
          </table:table-cell>
          <table:table-cell office:value-type="float" office:value="66565" calcext:value-type="float">
            <text:p>665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2529" calcext:value-type="float">
            <text:p>2529</text:p>
          </table:table-cell>
          <table:table-cell table:number-columns-repeated="2"/>
          <table:table-cell office:value-type="string" calcext:value-type="string">
            <text:p><text:s/>EQUITY_MarginPLUS <text:s text:c="44"/></text:p>
          </table:table-cell>
          <table:table-cell office:value-type="float" office:value="11537" calcext:value-type="float">
            <text:p>1153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string" calcext:value-type="string">
            <text:p><text:s/>FD_BONDS_CORPORATE BONDS <text:s text:c="37"/></text:p>
          </table:table-cell>
          <table:table-cell office:value-type="float" office:value="5790" calcext:value-type="float">
            <text:p>579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499" calcext:value-type="float">
            <text:p>1499</text:p>
          </table:table-cell>
          <table:table-cell table:number-columns-repeated="2"/>
          <table:table-cell office:value-type="string" calcext:value-type="string">
            <text:p><text:s/>FD_BONDS_FIXED DEPOSITS <text:s text:c="38"/></text:p>
          </table:table-cell>
          <table:table-cell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9409" calcext:value-type="float">
            <text:p>29409</text:p>
          </table:table-cell>
          <table:table-cell table:number-columns-repeated="2"/>
          <table:table-cell office:value-type="string" calcext:value-type="string">
            <text:p><text:s/>FD_BONDS_OTHER FD <text:s text:c="44"/>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09819" calcext:value-type="float">
            <text:p>509819</text:p>
          </table:table-cell>
          <table:table-cell table:number-columns-repeated="2"/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7399" calcext:value-type="float">
            <text:p>7399</text:p>
          </table:table-cell>
          <table:table-cell table:number-columns-repeated="2"/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253" calcext:value-type="float">
            <text:p>525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9663" calcext:value-type="float">
            <text:p>59663</text:p>
          </table:table-cell>
          <table:table-cell table:number-columns-repeated="2"/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62519" calcext:value-type="float">
            <text:p>262519</text:p>
          </table:table-cell>
          <table:table-cell table:number-columns-repeated="2"/>
          <table:table-cell office:value-type="string" calcext:value-type="string">
            <text:p><text:s/>LIFE_INSURANCE_LIFE_INSURANCE <text:s text:c="32"/></text:p>
          </table:table-cell>
          <table:table-cell office:value-type="float" office:value="3468" calcext:value-type="float">
            <text:p>346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70420" calcext:value-type="float">
            <text:p>70420</text:p>
          </table:table-cell>
          <table:table-cell table:number-columns-repeated="2"/>
          <table:table-cell office:value-type="string" calcext:value-type="string">
            <text:p><text:s/>MF_LUMPSUM <text:s text:c="51"/></text:p>
          </table:table-cell>
          <table:table-cell office:value-type="float" office:value="11357" calcext:value-type="float">
            <text:p>1135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7844" calcext:value-type="float">
            <text:p>7844</text:p>
          </table:table-cell>
          <table:table-cell table:number-columns-repeated="2"/>
          <table:table-cell office:value-type="string" calcext:value-type="string">
            <text:p><text:s/>MF_SIP <text:s text:c="55"/></text:p>
          </table:table-cell>
          <table:table-cell office:value-type="float" office:value="6382" calcext:value-type="float">
            <text:p>638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763" calcext:value-type="float">
            <text:p>2763</text:p>
          </table:table-cell>
          <table:table-cell table:number-columns-repeated="2"/>
          <table:table-cell office:value-type="string" calcext:value-type="string">
            <text:p><text:s/>MF_TIP <text:s text:c="55"/></text:p>
          </table:table-cell>
          <table:table-cell office:value-type="float" office:value="14181" calcext:value-type="float">
            <text:p>1418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office:value-type="string" calcext:value-type="string">
            <text:p><text:s/>NPS_NPS <text:s text:c="54"/></text:p>
          </table:table-cell>
          <table:table-cell office:value-type="float" office:value="14388" calcext:value-type="float">
            <text:p>143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1397" calcext:value-type="float">
            <text:p>139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00" calcext:value-type="float">
            <text:p>360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596" calcext:value-type="float">
            <text:p>159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3014" calcext:value-type="float">
            <text:p>301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361" calcext:value-type="float">
            <text:p>336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3485" calcext:value-type="float">
            <text:p>348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55084" calcext:value-type="float">
            <text:p>5508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70272" calcext:value-type="float">
            <text:p>17027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17506" calcext:value-type="float">
            <text:p>1750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6562" calcext:value-type="float">
            <text:p>5656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381963" calcext:value-type="float">
            <text:p>38196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109182" calcext:value-type="float">
            <text:p>10918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40557" calcext:value-type="float">
            <text:p>4055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3832" calcext:value-type="float">
            <text:p>383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125" calcext:value-type="float">
            <text:p>212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2497" calcext:value-type="float">
            <text:p>249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1699" calcext:value-type="float">
            <text:p>169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14" calcext:value-type="float">
            <text:p>36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3829" calcext:value-type="float">
            <text:p>382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4559" calcext:value-type="float">
            <text:p>455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048" calcext:value-type="float">
            <text:p>504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4715" calcext:value-type="float">
            <text:p>471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3796" calcext:value-type="float">
            <text:p>4379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74590" calcext:value-type="float">
            <text:p>17459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20781" calcext:value-type="float">
            <text:p>2078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43851" calcext:value-type="float">
            <text:p>4385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375776" calcext:value-type="float">
            <text:p>37577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5924" calcext:value-type="float">
            <text:p>6592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50761" calcext:value-type="float">
            <text:p>5076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5762" calcext:value-type="float">
            <text:p>576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412" calcext:value-type="float">
            <text:p>241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3692" calcext:value-type="float">
            <text:p>369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394" calcext:value-type="float">
            <text:p>239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1699" calcext:value-type="float">
            <text:p>169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477" calcext:value-type="float">
            <text:p>147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12" calcext:value-type="float">
            <text:p>361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4216" calcext:value-type="float">
            <text:p>421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6818" calcext:value-type="float">
            <text:p>681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479" calcext:value-type="float">
            <text:p>547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6:25:39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</meta:editing-duration>
    <meta:editing-cycles>3</meta:editing-cycles>
    <meta:generator>LibreOffice/5.4.2.2$Windows_x86 LibreOffice_project/22b09f6418e8c2d508a9eaf86b2399209b0990f4</meta:generator>
    <dc:date>2019-08-23T16:33:17.692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